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map style:condition="cell-content()=&quot;assists,deaths,kills&quot;" style:apply-style-name="Sem_20_título1" style:base-cell-address="kendall_pruned.A2"/>
      <style:map style:condition="cell-content()=&quot;assists,deaths,denies,gpm,hh&quot;" style:apply-style-name="Sem_20_título3" style:base-cell-address="kendall_pruned.A2"/>
    </style:style>
    <style:style style:name="ce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d1f63" fo:border="0.06pt solid #000000"/>
      <style:text-properties fo:color="#ffffff"/>
    </style:style>
    <style:style style:name="ce5" style:family="table-cell" style:parent-style-name="Default">
      <style:table-cell-properties fo:background-color="#00864b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kendall_prune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Set A</text:p>
          </table:table-cell>
          <table:table-cell table:style-name="ce3" office:value-type="string" calcext:value-type="string">
            <text:p>Set B</text:p>
          </table:table-cell>
          <table:table-cell table:style-name="ce3" office:value-type="string" calcext:value-type="string">
            <text:p>P-value</text:p>
          </table:table-cell>
          <table:table-cell table:style-name="ce3" office:value-type="string" calcext:value-type="string">
            <text:p>Kendall Tau</text:p>
          </table:table-cell>
          <table:table-cell/>
          <table:table-cell table:style-name="ce3" office:value-type="string" calcext:value-type="string">
            <text:p>Legend</text:p>
          </table:table-cell>
        </table:table-row>
        <table:table-row table:style-name="ro1">
          <table:table-cell office:value-type="string" calcext:value-type="string">
            <text:p>deaths,denies,gpm,hh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921155001105585" calcext:value-type="float">
            <text:p>0,921155001105585</text:p>
          </table:table-cell>
          <table:table-cell/>
          <table:table-cell table:style-name="ce4" office:value-type="string" calcext:value-type="string">
            <text:p>Proposed</text:p>
          </table:table-cell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assists,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899851917621036" calcext:value-type="float">
            <text:p>0,899851917621036</text:p>
          </table:table-cell>
          <table:table-cell/>
          <table:table-cell table:style-name="ce5" office:value-type="string" calcext:value-type="string">
            <text:p>KDA</text:p>
          </table:table-cell>
        </table:table-row>
        <table:table-row table:style-name="ro1">
          <table:table-cell office:value-type="string" calcext:value-type="string">
            <text:p>deaths,gpm,h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866174930117005" calcext:value-type="float">
            <text:p>0,866174930117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gpm,hh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855155504509092" calcext:value-type="float">
            <text:p>0,855155504509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hh,kills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849262535775815" calcext:value-type="float">
            <text:p>0,849262535775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assists,deaths,hh,lh</text:p>
          </table:table-cell>
          <table:table-cell office:value-type="float" office:value="0" calcext:value-type="float">
            <text:p>0</text:p>
          </table:table-cell>
          <table:table-cell office:value-type="float" office:value="0.835921801853803" calcext:value-type="float">
            <text:p>0,835921801853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assists,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819348888792973" calcext:value-type="float">
            <text:p>0,819348888792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780813692901779" calcext:value-type="float">
            <text:p>0,780813692901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774974235886455" calcext:value-type="float">
            <text:p>0,774974235886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assists,deaths,denies,hh</text:p>
          </table:table-cell>
          <table:table-cell office:value-type="float" office:value="0" calcext:value-type="float">
            <text:p>0</text:p>
          </table:table-cell>
          <table:table-cell office:value-type="float" office:value="0.755195852109383" calcext:value-type="float">
            <text:p>0,755195852109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742860189582411" calcext:value-type="float">
            <text:p>0,742860189582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assists,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35735140812796" calcext:value-type="float">
            <text:p>0,73573514081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assists,deaths,hh,lh</text:p>
          </table:table-cell>
          <table:table-cell office:value-type="float" office:value="0" calcext:value-type="float">
            <text:p>0</text:p>
          </table:table-cell>
          <table:table-cell office:value-type="float" office:value="0.731992174220505" calcext:value-type="float">
            <text:p>0,731992174220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assists,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722140942959896" calcext:value-type="float">
            <text:p>0,722140942959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712145168623351" calcext:value-type="float">
            <text:p>0,712145168623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707077195474805" calcext:value-type="float">
            <text:p>0,707077195474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04658962952546" calcext:value-type="float">
            <text:p>0,704658962952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694282279970712" calcext:value-type="float">
            <text:p>0,694282279970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assists,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687300622812944" calcext:value-type="float">
            <text:p>0,687300622812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assists,deaths,hh,lh</text:p>
          </table:table-cell>
          <table:table-cell office:value-type="float" office:value="0" calcext:value-type="float">
            <text:p>0</text:p>
          </table:table-cell>
          <table:table-cell office:value-type="float" office:value="0.683003336518705" calcext:value-type="float">
            <text:p>0,683003336518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679514813664771" calcext:value-type="float">
            <text:p>0,679514813664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gpm,hh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671941867420837" calcext:value-type="float">
            <text:p>0,671941867420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667190849093551" calcext:value-type="float">
            <text:p>0,667190849093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hh,xpm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665647492362134" calcext:value-type="float">
            <text:p>0,665647492362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654665627744121" calcext:value-type="float">
            <text:p>0,654665627744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649688815023088" calcext:value-type="float">
            <text:p>0,64968881502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hh,xpm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643231803565506" calcext:value-type="float">
            <text:p>0,643231803565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assists,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641544070361671" calcext:value-type="float">
            <text:p>0,641544070361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639941047756299" calcext:value-type="float">
            <text:p>0,639941047756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634776434508926" calcext:value-type="float">
            <text:p>0,634776434508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hh,kills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63127345247641" calcext:value-type="float">
            <text:p>0,63127345247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625799145648997" calcext:value-type="float">
            <text:p>0,625799145648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gpm,h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61590205020777" calcext:value-type="float">
            <text:p>0,61590205020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602933735883562" calcext:value-type="float">
            <text:p>0,602933735883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596918174658725" calcext:value-type="float">
            <text:p>0,596918174658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hh,kills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591453210588108" calcext:value-type="float">
            <text:p>0,591453210588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assists,deaths,kills</text:p>
          </table:table-cell>
          <table:table-cell office:value-type="float" office:value="0" calcext:value-type="float">
            <text:p>0</text:p>
          </table:table-cell>
          <table:table-cell office:value-type="float" office:value="0.562782248957778" calcext:value-type="float">
            <text:p>0,56278224895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539125752735354" calcext:value-type="float">
            <text:p>0,539125752735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523284639376506" calcext:value-type="float">
            <text:p>0,523284639376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519600532047163" calcext:value-type="float">
            <text:p>0,519600532047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assists,deaths,kills</text:p>
          </table:table-cell>
          <table:table-cell office:value-type="float" office:value="0" calcext:value-type="float">
            <text:p>0</text:p>
          </table:table-cell>
          <table:table-cell office:value-type="float" office:value="0.512929190757165" calcext:value-type="float">
            <text:p>0,512929190757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50874232138" calcext:value-type="float">
            <text:p>0,50874232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507184833304742" calcext:value-type="float">
            <text:p>0,507184833304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assists,deaths,kills</text:p>
          </table:table-cell>
          <table:table-cell office:value-type="float" office:value="0" calcext:value-type="float">
            <text:p>0</text:p>
          </table:table-cell>
          <table:table-cell office:value-type="float" office:value="0.4962420307795" calcext:value-type="float">
            <text:p>0,4962420307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493732231640779" calcext:value-type="float">
            <text:p>0,493732231640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487899148683213" calcext:value-type="float">
            <text:p>0,487899148683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assists,deaths,kills</text:p>
          </table:table-cell>
          <table:table-cell office:value-type="float" office:value="0" calcext:value-type="float">
            <text:p>0</text:p>
          </table:table-cell>
          <table:table-cell office:value-type="float" office:value="0.482662734383632" calcext:value-type="float">
            <text:p>0,482662734383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kills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464590357777841" calcext:value-type="float">
            <text:p>0,464590357777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461313072947478" calcext:value-type="float">
            <text:p>0,461313072947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454703130790641" calcext:value-type="float">
            <text:p>0,454703130790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assists,deaths,kills</text:p>
          </table:table-cell>
          <table:table-cell office:value-type="float" office:value="0" calcext:value-type="float">
            <text:p>0</text:p>
          </table:table-cell>
          <table:table-cell office:value-type="float" office:value="0.444131600733322" calcext:value-type="float">
            <text:p>0,444131600733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kills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413991061739988" calcext:value-type="float">
            <text:p>0,413991061739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kills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410015754360844" calcext:value-type="float">
            <text:p>0,41001575436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kills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354849102389544" calcext:value-type="float">
            <text:p>0,354849102389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kills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346122342874376" calcext:value-type="float">
            <text:p>0,346122342874376</text:p>
          </table:table-cell>
          <table:table-cell table:number-columns-repeated="2"/>
        </table:table-row>
        <calcext:conditional-formats>
          <calcext:conditional-format calcext:target-range-address="kendall_pruned.A2:kendall_pruned.D56">
            <calcext:condition calcext:apply-style-name="Sem título1" calcext:value="=&quot;assists,deaths,kills&quot;" calcext:base-cell-address="kendall_pruned.A2"/>
            <calcext:condition calcext:apply-style-name="Sem título3" calcext:value="=&quot;assists,deaths,denies,gpm,hh&quot;" calcext:base-cell-address="kendall_pruned.A2"/>
          </calcext:conditional-format>
        </calcext:conditional-formats>
      </table:table>
      <table:named-expressions/>
      <table:database-ranges>
        <table:database-range table:name="__Anonymous_Sheet_DB__0" table:target-range-address="kendall_pruned.A1:kendall_pruned.D56">
          <table:sort>
            <table:sort-by table:field-number="3" table:order="descending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>
      <style:table-cell-properties fo:background-color="#009353"/>
    </style:style>
    <style:style style:name="Sem_20_título2" style:display-name="Sem título2" style:family="table-cell" style:parent-style-name="Default">
      <style:table-cell-properties fo:background-color="#0d1f63"/>
    </style:style>
    <style:style style:name="Sem_20_título3" style:display-name="Sem título3" style:family="table-cell" style:parent-style-name="Default">
      <style:table-cell-properties fo:background-color="#0d1f63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6:03:52.595520913</dc:date>
    <meta:editing-duration>PT5M28S</meta:editing-duration>
    <meta:editing-cycles>1</meta:editing-cycles>
    <meta:document-statistic meta:table-count="1" meta:cell-count="227" meta:object-count="0"/>
    <meta:generator>LibreOffice/5.4.6.2$Linux_X86_64 LibreOffice_project/40m0$Build-2</meta:generator>
  </office:meta>
</office:document-meta>
</file>